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600000206D275F0BC418A8CB3.png" manifest:media-type="image/png"/>
  <manifest:file-entry manifest:full-path="Pictures/10000000000000F0000000A04922F70D09A9B956.png" manifest:media-type="image/png"/>
  <manifest:file-entry manifest:full-path="Pictures/10000201000001AA000002A9B9584A56CF781427.png" manifest:media-type="image/png"/>
  <manifest:file-entry manifest:full-path="Pictures/1000000000000070000000429C563E50A8A60216.png" manifest:media-type="image/png"/>
  <manifest:file-entry manifest:full-path="Pictures/1000000000000500000002D0571708F5C8138FA0.jpg" manifest:media-type="image/jpeg"/>
  <manifest:file-entry manifest:full-path="Pictures/10000000000001D5000001550F09DC07A67A6F23.png" manifest:media-type="image/png"/>
  <manifest:file-entry manifest:full-path="Pictures/10038DEA0000FF9700008915121ADF12FC91A285.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paragraph-properties fo:text-align="center" style:justify-single-word="false"/>
      <style:text-properties officeooo:paragraph-rsid="0017238b"/>
    </style:style>
    <style:style style:name="P4" style:family="paragraph" style:parent-style-name="Table_20_Contents">
      <style:paragraph-properties fo:text-align="justify" style:justify-single-word="false"/>
    </style:style>
    <style:style style:name="P5" style:family="paragraph" style:parent-style-name="Text_20_body">
      <style:paragraph-properties fo:text-align="center" style:justify-single-word="false"/>
      <style:text-properties officeooo:rsid="0017238b" officeooo:paragraph-rsid="0017238b"/>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8" style:family="paragraph" style:parent-style-name="Text_20_body">
      <style:text-properties officeooo:rsid="001ec966" officeooo:paragraph-rsid="001ec966"/>
    </style:style>
    <style:style style:name="P9" style:family="paragraph" style:parent-style-name="Text_20_body">
      <style:text-properties officeooo:rsid="002c5574" officeooo:paragraph-rsid="002c5574"/>
    </style:style>
    <style:style style:name="P10" style:family="paragraph" style:parent-style-name="Text_20_body">
      <style:text-properties officeooo:paragraph-rsid="00407e34"/>
    </style:style>
    <style:style style:name="P11" style:family="paragraph" style:parent-style-name="Text_20_body">
      <style:text-properties officeooo:paragraph-rsid="00459f49"/>
    </style:style>
    <style:style style:name="P12" style:family="paragraph" style:parent-style-name="Text_20_body">
      <style:text-properties fo:font-weight="normal" officeooo:paragraph-rsid="00459f49" style:font-weight-asian="normal" style:font-weight-complex="normal"/>
    </style:style>
    <style:style style:name="P13" style:family="paragraph" style:parent-style-name="Text_20_body">
      <style:text-properties fo:font-weight="normal" officeooo:rsid="00459f49" officeooo:paragraph-rsid="00459f49" style:font-weight-asian="normal" style:font-weight-complex="normal"/>
    </style:style>
    <style:style style:name="P14" style:family="paragraph" style:parent-style-name="Text_20_body">
      <style:text-properties fo:font-weight="bold" officeooo:rsid="00459f49" officeooo:paragraph-rsid="00459f49" style:font-weight-asian="bold" style:font-weight-complex="bold"/>
    </style:style>
    <style:style style:name="P15" style:family="paragraph" style:parent-style-name="Text_20_body">
      <style:text-properties officeooo:rsid="003292c8" officeooo:paragraph-rsid="00485d75"/>
    </style:style>
    <style:style style:name="P16" style:family="paragraph" style:parent-style-name="Text_20_body">
      <style:text-properties officeooo:rsid="0030e042" officeooo:paragraph-rsid="00485d75"/>
    </style:style>
    <style:style style:name="P17" style:family="paragraph" style:parent-style-name="Text_20_body">
      <style:text-properties officeooo:paragraph-rsid="0032913c"/>
    </style:style>
    <style:style style:name="P18" style:family="paragraph" style:parent-style-name="Text_20_body">
      <style:paragraph-properties fo:margin-top="0cm" fo:margin-bottom="0cm" loext:contextual-spacing="true"/>
      <style:text-properties officeooo:rsid="002c7c3e" officeooo:paragraph-rsid="0034916a"/>
    </style:style>
    <style:style style:name="P19" style:family="paragraph" style:parent-style-name="Text_20_body">
      <style:paragraph-properties fo:margin-top="0cm" fo:margin-bottom="0cm" loext:contextual-spacing="true"/>
      <style:text-properties officeooo:rsid="002c4f78" officeooo:paragraph-rsid="002c5574"/>
    </style:style>
    <style:style style:name="P20" style:family="paragraph" style:parent-style-name="Text_20_body">
      <style:paragraph-properties fo:margin-top="0cm" fo:margin-bottom="0cm" loext:contextual-spacing="true"/>
      <style:text-properties officeooo:rsid="003292c8" officeooo:paragraph-rsid="002c4f78"/>
    </style:style>
    <style:style style:name="P21" style:family="paragraph" style:parent-style-name="Text_20_body">
      <style:paragraph-properties fo:margin-top="0cm" fo:margin-bottom="0.25cm" loext:contextual-spacing="true"/>
      <style:text-properties officeooo:rsid="002c7c3e" officeooo:paragraph-rsid="002c7c3e"/>
    </style:style>
    <style:style style:name="P22" style:family="paragraph" style:parent-style-name="Text_20_body">
      <style:paragraph-properties fo:margin-top="0cm" fo:margin-bottom="0.25cm" loext:contextual-spacing="true"/>
      <style:text-properties officeooo:rsid="00360de5" officeooo:paragraph-rsid="00360de5"/>
    </style:style>
    <style:style style:name="P23" style:family="paragraph" style:parent-style-name="Text_20_body">
      <style:paragraph-properties fo:break-before="page"/>
      <style:text-properties officeooo:paragraph-rsid="00407e34"/>
    </style:style>
    <style:style style:name="P24" style:family="paragraph" style:parent-style-name="Text_20_body">
      <style:text-properties officeooo:rsid="00485d75" officeooo:paragraph-rsid="00485d75"/>
    </style:style>
    <style:style style:name="P25" style:family="paragraph" style:parent-style-name="Text_20_body" style:list-style-name="L5">
      <style:text-properties fo:font-weight="normal" officeooo:rsid="003292c8" officeooo:paragraph-rsid="00485d75" style:font-weight-asian="normal" style:font-weight-complex="normal"/>
    </style:style>
    <style:style style:name="P26" style:family="paragraph" style:parent-style-name="Text_20_body">
      <style:text-properties fo:font-weight="bold" officeooo:rsid="00459f49" officeooo:paragraph-rsid="00459f49" style:font-weight-asian="bold" style:font-weight-complex="bold"/>
    </style:style>
    <style:style style:name="P27" style:family="paragraph" style:parent-style-name="Text_20_body" style:list-style-name="L1">
      <style:paragraph-properties fo:margin-top="0cm" fo:margin-bottom="0cm" loext:contextual-spacing="true"/>
      <style:text-properties officeooo:rsid="003292c8" officeooo:paragraph-rsid="002c5574"/>
    </style:style>
    <style:style style:name="P28" style:family="paragraph" style:parent-style-name="Text_20_body" style:list-style-name="L1">
      <style:paragraph-properties fo:margin-top="0cm" fo:margin-bottom="0cm" loext:contextual-spacing="true"/>
      <style:text-properties officeooo:rsid="003292c8" officeooo:paragraph-rsid="002c4f78"/>
    </style:style>
    <style:style style:name="P29" style:family="paragraph" style:parent-style-name="Text_20_body" style:list-style-name="L2">
      <style:paragraph-properties fo:margin-top="0cm" fo:margin-bottom="0cm" loext:contextual-spacing="true"/>
      <style:text-properties officeooo:rsid="002c7c3e" officeooo:paragraph-rsid="002c7c3e"/>
    </style:style>
    <style:style style:name="P30" style:family="paragraph" style:parent-style-name="Text_20_body" style:list-style-name="L3">
      <style:paragraph-properties fo:margin-top="0cm" fo:margin-bottom="0cm" loext:contextual-spacing="true"/>
      <style:text-properties officeooo:rsid="002c7c3e" officeooo:paragraph-rsid="0034916a"/>
    </style:style>
    <style:style style:name="P31" style:family="paragraph" style:parent-style-name="Text_20_body" style:list-style-name="L3">
      <style:paragraph-properties fo:margin-top="0cm" fo:margin-bottom="0cm" loext:contextual-spacing="true"/>
      <style:text-properties officeooo:rsid="002eb4df" officeooo:paragraph-rsid="0034916a"/>
    </style:style>
    <style:style style:name="P32" style:family="paragraph" style:parent-style-name="Text_20_body" style:list-style-name="L3">
      <style:paragraph-properties fo:margin-top="0cm" fo:margin-bottom="0cm" loext:contextual-spacing="true"/>
      <style:text-properties officeooo:rsid="002eb4df" officeooo:paragraph-rsid="002c7c3e"/>
    </style:style>
    <style:style style:name="P33" style:family="paragraph" style:parent-style-name="Text_20_body" style:list-style-name="L3">
      <style:paragraph-properties fo:margin-top="0cm" fo:margin-bottom="0cm" loext:contextual-spacing="true"/>
      <style:text-properties officeooo:rsid="002ef3d0" officeooo:paragraph-rsid="0034916a"/>
    </style:style>
    <style:style style:name="P34" style:family="paragraph" style:parent-style-name="Text_20_body" style:list-style-name="L3">
      <style:paragraph-properties fo:margin-top="0cm" fo:margin-bottom="0cm" loext:contextual-spacing="true"/>
      <style:text-properties officeooo:rsid="002ef3d0" officeooo:paragraph-rsid="003b388b"/>
    </style:style>
    <style:style style:name="P35" style:family="paragraph" style:parent-style-name="Text_20_body" style:list-style-name="L3">
      <style:paragraph-properties fo:margin-top="0cm" fo:margin-bottom="0cm" loext:contextual-spacing="true"/>
      <style:text-properties officeooo:rsid="002ef3d0" officeooo:paragraph-rsid="002ef3d0"/>
    </style:style>
    <style:style style:name="P36" style:family="paragraph" style:parent-style-name="Text_20_body" style:list-style-name="L4">
      <style:paragraph-properties fo:margin-top="0cm" fo:margin-bottom="0.25cm" loext:contextual-spacing="true"/>
      <style:text-properties officeooo:rsid="0030e042" officeooo:paragraph-rsid="0030e042"/>
    </style:style>
    <style:style style:name="P37" style:family="paragraph" style:parent-style-name="Text_20_body" style:list-style-name="L4">
      <style:paragraph-properties fo:margin-top="0cm" fo:margin-bottom="0.25cm" loext:contextual-spacing="true"/>
      <style:text-properties officeooo:rsid="0034916a" officeooo:paragraph-rsid="0030e042"/>
    </style:style>
    <style:style style:name="P38" style:family="paragraph" style:parent-style-name="Text_20_body" style:list-style-name="L4">
      <style:paragraph-properties fo:margin-top="0cm" fo:margin-bottom="0.25cm" loext:contextual-spacing="true"/>
      <style:text-properties officeooo:rsid="0034916a" officeooo:paragraph-rsid="0034916a"/>
    </style:style>
    <style:style style:name="P39" style:family="paragraph" style:parent-style-name="Text_20_body" style:list-style-name="L6">
      <style:paragraph-properties fo:margin-top="0cm" fo:margin-bottom="0.25cm" loext:contextual-spacing="true"/>
      <style:text-properties officeooo:rsid="00360de5" officeooo:paragraph-rsid="00360de5"/>
    </style:style>
    <style:style style:name="P40" style:family="paragraph" style:parent-style-name="Text_20_body" style:list-style-name="L6">
      <style:paragraph-properties fo:margin-top="0cm" fo:margin-bottom="0.25cm" loext:contextual-spacing="true"/>
      <style:text-properties officeooo:rsid="003d11b3" officeooo:paragraph-rsid="003d11b3"/>
    </style:style>
    <style:style style:name="P41" style:family="paragraph" style:parent-style-name="Table_20_Contents">
      <style:text-properties officeooo:paragraph-rsid="004e67b5"/>
    </style:style>
    <style:style style:name="P42" style:family="paragraph" style:parent-style-name="Table_20_Contents">
      <style:paragraph-properties fo:text-align="end" style:justify-single-word="false"/>
      <style:text-properties officeooo:rsid="004e67b5" officeooo:paragraph-rsid="004e67b5"/>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Heading_20_2" style:list-style-name="">
      <style:paragraph-properties fo:line-height="150%"/>
    </style:style>
    <style:style style:name="P46" style:family="paragraph" style:parent-style-name="Heading_20_2">
      <style:paragraph-properties fo:break-before="page"/>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Heading_20_3">
      <style:text-properties officeooo:paragraph-rsid="003553d7"/>
    </style:style>
    <style:style style:name="P50" style:family="paragraph" style:parent-style-name="Heading_20_3">
      <style:text-properties officeooo:paragraph-rsid="0040b8c7"/>
    </style:style>
    <style:style style:name="P51" style:family="paragraph" style:parent-style-name="Heading_20_3">
      <style:paragraph-properties fo:break-before="page"/>
      <style:text-properties officeooo:paragraph-rsid="0040b8c7"/>
    </style:style>
    <style:style style:name="P52" style:family="paragraph" style:parent-style-name="Légende_20_Figure" style:master-page-name="Landscape">
      <style:paragraph-properties style:page-number="auto"/>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bac2f" style:font-weight-asian="bold" style:font-weight-complex="bold"/>
    </style:style>
    <style:style style:name="T7" style:family="text">
      <style:text-properties fo:font-weight="bold" officeooo:rsid="002dcf87" style:font-weight-asian="bold" style:font-weight-complex="bold"/>
    </style:style>
    <style:style style:name="T8" style:family="text">
      <style:text-properties officeooo:rsid="001bac2f"/>
    </style:style>
    <style:style style:name="T9" style:family="text">
      <style:text-properties officeooo:rsid="0011ae9f"/>
    </style:style>
    <style:style style:name="T10" style:family="text">
      <style:text-properties officeooo:rsid="0013edab"/>
    </style:style>
    <style:style style:name="T11" style:family="text">
      <style:text-properties officeooo:rsid="001cc2ec"/>
    </style:style>
    <style:style style:name="T12" style:family="text">
      <style:text-properties officeooo:rsid="001f1ce1"/>
    </style:style>
    <style:style style:name="T13" style:family="text">
      <style:text-properties officeooo:rsid="0021192d"/>
    </style:style>
    <style:style style:name="T14" style:family="text">
      <style:text-properties officeooo:rsid="00217e29"/>
    </style:style>
    <style:style style:name="T15" style:family="text">
      <style:text-properties officeooo:rsid="00231dc2"/>
    </style:style>
    <style:style style:name="T16" style:family="text">
      <style:text-properties officeooo:rsid="00272937"/>
    </style:style>
    <style:style style:name="T17" style:family="text">
      <style:text-properties officeooo:rsid="002c5574"/>
    </style:style>
    <style:style style:name="T18" style:family="text">
      <style:text-properties officeooo:rsid="002c7c3e"/>
    </style:style>
    <style:style style:name="T19" style:family="text">
      <style:text-properties officeooo:rsid="002eb4df"/>
    </style:style>
    <style:style style:name="T20" style:family="text">
      <style:text-properties officeooo:rsid="002f5a42"/>
    </style:style>
    <style:style style:name="T21" style:family="text">
      <style:text-properties officeooo:rsid="00327363"/>
    </style:style>
    <style:style style:name="T22" style:family="text">
      <style:text-properties officeooo:rsid="0032913c"/>
    </style:style>
    <style:style style:name="T23" style:family="text">
      <style:text-properties officeooo:rsid="003292c8"/>
    </style:style>
    <style:style style:name="T24" style:family="text">
      <style:text-properties officeooo:rsid="0034916a"/>
    </style:style>
    <style:style style:name="T25" style:family="text">
      <style:text-properties officeooo:rsid="003553d7"/>
    </style:style>
    <style:style style:name="T26" style:family="text">
      <style:text-properties officeooo:rsid="0038bd09"/>
    </style:style>
    <style:style style:name="T27" style:family="text">
      <style:text-properties officeooo:rsid="003b388b"/>
    </style:style>
    <style:style style:name="T28" style:family="text">
      <style:text-properties officeooo:rsid="003b5a94"/>
    </style:style>
    <style:style style:name="T29" style:family="text">
      <style:text-properties officeooo:rsid="003b85cb"/>
    </style:style>
    <style:style style:name="T30" style:family="text">
      <style:text-properties officeooo:rsid="003d8b21"/>
    </style:style>
    <style:style style:name="T31" style:family="text">
      <style:text-properties officeooo:rsid="0042dea7"/>
    </style:style>
    <style:style style:name="T32" style:family="text">
      <style:text-properties officeooo:rsid="004487dd"/>
    </style:style>
    <style:style style:name="T33" style:family="text">
      <style:text-properties officeooo:rsid="00459f49"/>
    </style:style>
    <style:style style:name="T34" style:family="text">
      <style:text-properties officeooo:rsid="00476663"/>
    </style:style>
    <style:style style:name="T35" style:family="text">
      <style:text-properties officeooo:rsid="00485d7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Titre_20_Page_20_de_20_garde">Projet Logiciel Transversal</text:p>
      <text:p text:style-name="P7"/>
      <text:p text:style-name="P7"/>
      <text:p text:style-name="Noms_20_Page_20_de_20_Garde">Yoan AYROLES - Chloé PÉ<text:span text:style-name="T1">GUIN</text:span></text:p>
      <text:p text:style-name="P5"/>
      <text:p text:style-name="P5"/>
      <table:table table:name="Tableau2" table:style-name="Tableau2">
        <table:table-column table:style-name="Tableau2.A"/>
        <table:table-row>
          <table:table-cell table:style-name="Tableau2.A1" office:value-type="string">
            <text:p text:style-name="P3"><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5"/>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7"><text:a xlink:type="simple" xlink:href="#__RefHeading___Toc1727_3012897631" text:style-name="Index_20_Link" text:visited-style-name="Index_20_Link">1 Présentation générale<text:tab/>3</text:a></text:p>
          <text:p text:style-name="P48"><text:a xlink:type="simple" xlink:href="#__RefHeading___Toc1729_3012897631" text:style-name="Index_20_Link" text:visited-style-name="Index_20_Link">1.1 Archétype<text:tab/>3</text:a></text:p>
          <text:p text:style-name="P48"><text:a xlink:type="simple" xlink:href="#__RefHeading___Toc1731_3012897631" text:style-name="Index_20_Link" text:visited-style-name="Index_20_Link">1.2 Règles du jeu<text:tab/>3</text:a></text:p>
          <text:p text:style-name="P48"><text:a xlink:type="simple" xlink:href="#__RefHeading___Toc1733_3012897631" text:style-name="Index_20_Link" text:visited-style-name="Index_20_Link">1.3 Ressources<text:tab/>4</text:a></text:p>
          <text:p text:style-name="P47"><text:a xlink:type="simple" xlink:href="#__RefHeading___Toc350_610041929" text:style-name="Index_20_Link" text:visited-style-name="Index_20_Link">2 Description et conception des états<text:tab/>6</text:a></text:p>
          <text:p text:style-name="P48"><text:a xlink:type="simple" xlink:href="#__RefHeading___Toc352_610041929" text:style-name="Index_20_Link" text:visited-style-name="Index_20_Link">2.1 Description des états<text:tab/>6</text:a></text:p>
          <text:p text:style-name="P53"><text:a xlink:type="simple" xlink:href="#__RefHeading___Toc354_610041929" text:style-name="Index_20_Link" text:visited-style-name="Index_20_Link">2.1.1 États éléments fixes<text:tab/>6</text:a></text:p>
          <text:p text:style-name="P53"><text:a xlink:type="simple" xlink:href="#__RefHeading___Toc356_610041929" text:style-name="Index_20_Link" text:visited-style-name="Index_20_Link">2.1.2 États éléments mobiles<text:tab/>7</text:a></text:p>
          <text:p text:style-name="P53"><text:a xlink:type="simple" xlink:href="#__RefHeading___Toc535_1509333526" text:style-name="Index_20_Link" text:visited-style-name="Index_20_Link">2.1.3 État général<text:tab/>7</text:a></text:p>
          <text:p text:style-name="P48"><text:a xlink:type="simple" xlink:href="#__RefHeading___Toc522_2313225597" text:style-name="Index_20_Link" text:visited-style-name="Index_20_Link">2.2 Conception Logicielle<text:tab/>8</text:a></text:p>
        </text:index-body>
      </text:table-of-content>
      <text:h text:style-name="P43" text:outline-level="1"/>
      <text:h text:style-name="P44"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8">L’objectif de ce projet est de réaliser un jeu semblable à </text:span><text:span text:style-name="T6">Fire Emblem 7</text:span><text:span text:style-name="T8"> (soit </text:span><text:span text:style-name="T6">Fire Emblem : Rekka no Ken</text:span><text:span text:style-name="T8">),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1"><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6">Si toutes les unités d’un joueur sont tuées, il a perdu.</text:span></text:p>
      <text:p text:style-name="P10"><text:tab/>Les équipes de personnages sont constituées d’unités ayant des statistiques personnelles <text:span text:style-name="T9">pour le combat (</text:span>points de vie, <text:span text:style-name="T9">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5"> </text:span><text:span text:style-name="T9">Une particularité des combats est le « triangle des armes » : les armes sont plus ou moins efficaces les unes contre les autres (l’épée est efficace contre la hache, qui est efficace contre la lance, elle-même efficace contre l’épée). </text:span></text:p>
      <text:p text:style-name="P23"><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9">d’esquiver</text:span> une attaque<text:span text:style-name="T10">).</text:span></text:p>
      <text:h text:style-name="Heading_20_2" text:outline-level="2"><text:bookmark-start text:name="__RefHeading___Toc1733_3012897631"/>Ressources<text:bookmark-end text:name="__RefHeading___Toc1733_3012897631"/></text:h>
      <text:p text:style-name="P8"><text:tab/><text:span text:style-name="T12">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3" draw:name="Image3" text:anchor-type="paragraph" svg:width="10.393cm" svg:height="16.612cm" draw:z-index="2"><draw:image xlink:href="Pictures/10000201000001AA000002A9B9584A56CF781427.png" xlink:type="simple" xlink:show="embed" xlink:actuate="onLoad" loext:mime-type="image/png"/></draw:frame></text:p>
            <text:p text:style-name="Légende_20_Figure">Figure 2 – Textures pour les cartes du jeu</text:p>
          </table:table-cell>
        </table:table-row>
      </table:table>
      <text:p text:style-name="P8"><text:soft-page-break/><text:tab/><text:span text:style-name="T13">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4"><draw:frame draw:style-name="fr2" draw:name="Image4" text:anchor-type="paragraph" svg:width="12.409cm" svg:height="9.022cm" draw:z-index="3"><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8"/>
      <text:p text:style-name="P8"><text:tab/><text:span text:style-name="T14">Enfin, il y a les textures pour les personnages, de taille 16 pixels par 22 :</text:span></text:p>
      <table:table table:name="Tableau6" table:style-name="Tableau6">
        <table:table-column table:style-name="Tableau6.A"/>
        <table:table-row>
          <table:table-cell table:style-name="Tableau6.A1" office:value-type="string">
            <text:p text:style-name="Légende_20_Figure"><draw:frame draw:style-name="fr2" draw:name="Image5" text:anchor-type="paragraph" svg:width="2.963cm" svg:height="1.746cm" draw:z-index="4"><draw:image xlink:href="Pictures/1000000000000070000000429C563E50A8A60216.png" xlink:type="simple" xlink:show="embed" xlink:actuate="onLoad" loext:mime-type="image/png"/></draw:frame></text:p>
            <text:p text:style-name="Légende_20_Figure">Figure 4 – <text:span text:style-name="T15">Textures pour les personnages</text:span></text:p>
          </table:table-cell>
        </table:table-row>
      </table:table>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19"><text:tab/>Un état de jeu est formé par un ensemble d’éléments fixes (les différents terrains <text:span text:style-name="T26">qui composent</text:span> la carte de jeu) et un ensemble d’éléments mobiles (<text:span text:style-name="T23">les </text:span>personnages<text:span text:style-name="T18">)</text:span>. <text:span text:style-name="T17">Tous les éléments possèdent les propriétés suivantes :</text:span></text:p>
      <text:list xml:id="list2659018690" text:style-name="L1">
        <text:list-item>
          <text:p text:style-name="P27">Un nom</text:p>
        </text:list-item>
        <text:list-item>
          <text:p text:style-name="P28">Des coordonnées (x,y) dans la grille</text:p>
        </text:list-item>
        <text:list-item>
          <text:p text:style-name="P28">Des statistiques propres (PV, attaque, défense, esquive, critique)</text:p>
        </text:list-item>
      </text:list>
      <text:p text:style-name="P20"/>
      <text:h text:style-name="P49" text:outline-level="3" text:is-list-header="true"><text:bookmark-start text:name="__RefHeading___Toc354_610041929"/><text:span text:style-name="T25">2.1.1<text:tab/>États</text:span> <text:span text:style-name="T17">éléments</text:span> fixes<text:bookmark-end text:name="__RefHeading___Toc354_610041929"/></text:h>
      <text:p text:style-name="P9"><text:tab/>La carte de jeu est formée par une grille d’éléments de type Terrain. <text:span text:style-name="T23">C’est une grille de taille 25 cases par 25 cases. Il existe différents types de terrains :</text:span></text:p>
      <text:p text:style-name="P21"><text:span text:style-name="T5">Terrains </text:span><text:span text:style-name="T7">non </text:span><text:span text:style-name="T5">praticables :</text:span> ils sont inaccessibles aux éléments mobiles <text:span text:style-name="T24">et n’ont donc aucune influence sur eux</text:span>. <text:span text:style-name="T24">Les terrains non praticables sont listés ci-dessous :</text:span></text:p>
      <text:list xml:id="list204378499" text:style-name="L2">
        <text:list-item>
          <text:p text:style-name="P29">Mur</text:p>
        </text:list-item>
        <text:list-item>
          <text:p text:style-name="P29">Rivière</text:p>
        </text:list-item>
        <text:list-item>
          <text:p text:style-name="P29">Montagne</text:p>
        </text:list-item>
        <text:list-item>
          <text:p text:style-name="P29">Falaise</text:p>
        </text:list-item>
      </text:list>
      <text:p text:style-name="P18"><text:span text:style-name="T5">Terrains praticables :</text:span> <text:span text:style-name="T24">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3889616137" text:style-name="L3">
        <text:list-item>
          <text:p text:style-name="P31">Les plaines : elles ne changent pas les statistiques d<text:span text:style-name="T27">es personnages</text:span></text:p>
        </text:list-item>
        <text:list-item>
          <text:p text:style-name="P30"><text:span text:style-name="T19">Les</text:span> <text:span text:style-name="T19">forêts : elles augmentent l’esquive des personnages situés dessus</text:span></text:p>
        </text:list-item>
        <text:list-item>
          <text:p text:style-name="P32">Les collines : elles augmentent la défense d<text:span text:style-name="T27">es</text:span> personnage<text:span text:style-name="T27">s</text:span> situé dessus</text:p>
        </text:list-item>
        <text:list-item>
          <text:p text:style-name="P33">Les ponts : ils ne changent pas les statistiques du personnage situé dessus <text:span text:style-name="T27">mais permettent de traverser les rivières</text:span></text:p>
        </text:list-item>
        <text:list-item>
          <text:p text:style-name="P34">Les forteresses : à chaque tour elles redonnent plusieurs points de vie au personnage situé dessus sauf s’il a déjà tous ses points de vie.</text:p>
        </text:list-item>
        <text:list-item>
          <text:p text:style-name="P35">Les maisons : à chaque tour elles redonnent un point de vie au personnage situé dessus sauf s’il a déjà tous ses points de vie.</text:p>
        </text:list-item>
      </text:list>
      <text:h text:style-name="P50" text:outline-level="3" text:is-list-header="true"/>
      <text:h text:style-name="P51" text:outline-level="3" text:is-list-header="true"><text:bookmark-start text:name="__RefHeading___Toc356_610041929"/><text:span text:style-name="T20">2.1.2<text:tab/></text:span>États éléments mobiles<text:bookmark-end text:name="__RefHeading___Toc356_610041929"/></text:h>
      <text:p text:style-name="P16"><text:span text:style-name="T22"><text:tab/>Ces éléments sont dirigés par les joueurs. Ils pourront effectuer des actions (se déplacer, attaquer, attendre…) mais ces actions ne seront implémentées que plus tard dans le moteur du jeu. </text:span>Les personnages possèdent une arme <text:span text:style-name="T28">(identifiée par un code et un nom)</text:span>, un camp, <text:span text:style-name="T31">un champ de mouvement, un champ d’attaque, </text:span>un statut <text:span text:style-name="T35">et un typeID</text:span>. </text:p>
      <text:p text:style-name="P16">Le statut représente l’état dans lequel se trouve un personnage à un instant donné : </text:p>
      <text:list xml:id="list2659419265" text:style-name="L4">
        <text:list-item>
          <text:p text:style-name="P36"><text:span text:style-name="T24">Sélectionné</text:span> : <text:span text:style-name="T29">dans le cas où l</text:span>e personnage a été sélectionné par le joueur <text:span text:style-name="T21">pour effectuer une action.</text:span></text:p>
        </text:list-item>
        <text:list-item>
          <text:p text:style-name="P37">Disponible : <text:span text:style-name="T29">dans le</text:span> cas où le personnage peut-être sélectionné <text:span text:style-name="T29">et n’a pas encore agi.</text:span></text:p>
        </text:list-item>
        <text:list-item>
          <text:p text:style-name="P38">Attente : <text:span text:style-name="T29">dans le </text:span>cas où le personnage ne peut-être sélectionné car :</text:p>
          <text:list>
            <text:list-item>
              <text:p text:style-name="P38"><text:s/>c’est le tour du joueur adverse</text:p>
            </text:list-item>
            <text:list-item>
              <text:p text:style-name="P38"><text:s/><text:span text:style-name="T29">l</text:span>e personnage a déjà effectué toutes les actions disponibles <text:span text:style-name="T29">pour ce tour</text:span></text:p>
            </text:list-item>
          </text:list>
        </text:list-item>
        <text:list-item>
          <text:p text:style-name="P37">Mort : <text:span text:style-name="T29">dans le </text:span>cas où le nombre de points de vie du personnage vaut 0.</text:p>
        </text:list-item>
      </text:list>
      <text:p text:style-name="P24">Le typeID représente le type auquel appartient un personnage :</text:p>
      <text:list xml:id="list1142997841" text:style-name="L5">
        <text:list-item>
          <text:p text:style-name="P25">Archer </text:p>
        </text:list-item>
        <text:list-item>
          <text:p text:style-name="P25">Brigand</text:p>
        </text:list-item>
        <text:list-item>
          <text:p text:style-name="P25">Chevalier </text:p>
        </text:list-item>
        <text:list-item>
          <text:p text:style-name="P25">Guerrier </text:p>
        </text:list-item>
      </text:list>
      <text:p text:style-name="P15"><text:span text:style-name="T22">Les</text:span> différents types de personnages <text:span text:style-name="T35">sont différenciés par leur arme, leur champ de déplacement et d’attaque et leurs statistiques propres.</text:span></text:p>
      <text:p text:style-name="P17"/>
      <text:h text:style-name="Heading_20_3" text:outline-level="3" text:is-list-header="true"><text:bookmark-start text:name="__RefHeading___Toc535_1509333526"/>2.1.3 État général<text:bookmark-end text:name="__RefHeading___Toc535_1509333526"/></text:h>
      <text:p text:style-name="P22"><text:tab/>A l’ensemble des éléments statiques et mobiles nous rajoutons la propriété suivante :</text:p>
      <text:list xml:id="list276299001" text:style-name="L6">
        <text:list-item>
          <text:p text:style-name="P39">tour : le nombre de tour<text:span text:style-name="T30">s</text:span> qui ont été joués</text:p>
        </text:list-item>
        <text:list-item>
          <text:p text:style-name="P40">fin : un booléen qui indique si la partie est terminée</text:p>
        </text:list-item>
      </text:list>
      <text:h text:style-name="P45" text:outline-level="2"/>
      <text:h text:style-name="P46" text:outline-level="2"><text:bookmark-start text:name="__RefHeading___Toc522_2313225597"/>Conception Logiciel<text:span text:style-name="T32">le</text:span><text:bookmark-end text:name="__RefHeading___Toc522_2313225597"/></text:h>
      <text:p text:style-name="P12"><text:tab/>Le diagramme des classes pour les états est présenté en Figure 5, dont nous pouvons mettre en évidence les groupes de classes suivants :</text:p>
      <text:p text:style-name="P13"><text:span text:style-name="T5">Classe Etat : </text:span>Classe <text:span text:style-name="T34">qui permet d’accéder à toutes les données qui forment un état. Elle</text:span> contient un tableau à <text:span text:style-name="T34">deux </text:span>dimensions <text:span text:style-name="T34">d’éléments de type Terrain formant la grille de jeu et un tableau à une dimension d’éléments de type Personnage se situant sur la grille.</text:span></text:p>
      <text:p text:style-name="P11"><text:span text:style-name="T5">Classes Element :</text:span> Toutes <text:span text:style-name="T33">les classes filles issues de la classe mère Element (beige)</text:span> <text:span text:style-name="T33">p</text:span>ermettent de représenter les différentes catégories <text:s/>d’élément<text:span text:style-name="T33">s (mobiles et statiques).</text:span></text:p>
      <text:p text:style-name="P14">Classe Position : <text:span text:style-name="T2">Classe qui décrit la position de chaque élément sur la grille de jeu.</text:span></text:p>
      <text:p text:style-name="P14">Classe Statistiques : <text:span text:style-name="T2">Classe qui regroupe les statistiques de chaque élément.</text:span></text:p>
      <text:p text:style-name="P52"><draw:frame draw:style-name="fr4" draw:name="Image6" text:anchor-type="paragraph" svg:width="25.7cm" svg:height="13.783cm" draw:z-index="5"><draw:image xlink:href="Pictures/10038DEA0000FF9700008915121ADF12FC91A285.svg" xlink:type="simple" xlink:show="embed" xlink:actuate="onLoad" loext:mime-type="image/svg+xml"/><draw:image xlink:href="Pictures/10000201000003C600000206D275F0BC418A8CB3.png" xlink:type="simple" xlink:show="embed" xlink:actuate="onLoad"/></draw:frame></text:p>
      <text:p text:style-name="Légende_20_Figure">Figure 5 – Diagramme des classes d’ét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11910*"/>
    </style:style>
    <style:style style:name="Tableau7.B" style:family="table-column">
      <style:table-column-properties style:column-width="4.692cm" style:rel-column-width="2660*"/>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8</text:page-number>/<text:page-count>9</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9</text:page-number>/<text:page-count>9</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2:01:50.992948789</meta:creation-date>
    <dc:date>2018-10-17T08:40:45.989771253</dc:date>
    <meta:editing-duration>PT2H53M17S</meta:editing-duration>
    <meta:editing-cycles>43</meta:editing-cycles>
    <meta:generator>LibreOffice/6.0.3.2$Linux_X86_64 LibreOffice_project/00m0$Build-2</meta:generator>
    <meta:document-statistic meta:table-count="7" meta:image-count="6" meta:object-count="0" meta:page-count="9" meta:paragraph-count="79" meta:word-count="1149" meta:character-count="6729" meta:non-whitespace-character-count="5661"/>
  </office:meta>
</office:document-meta>
</file>